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82000003626DD34BBE22455E4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1in" fo:margin-left="-0.0785in" fo:margin-top="0in" fo:margin-bottom="0in" table:align="left"/>
    </style:style>
    <style:style style:name="Table1.A" style:family="table-column">
      <style:table-column-properties style:column-width="2.2632in"/>
    </style:style>
    <style:style style:name="Table1.B" style:family="table-column">
      <style:table-column-properties style:column-width="2.2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-0.2957in" style:auto-text-indent="false"/>
      <style:text-properties fo:font-weight="bold" style:font-weight-asian="bold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-0.2957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-0.2957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-0.2957in" style:auto-text-indent="false"/>
      <style:text-properties fo:color="#244061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text-align="justify" style:justify-single-word="false" fo:text-indent="-0.2957in" style:auto-text-indent="false" style:page-number="1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-0.2957in" style:auto-text-indent="false" fo:break-before="page"/>
      <style:text-properties fo:font-weight="bold" style:font-weight-asian="bold"/>
    </style:style>
    <style:style style:name="P7" style:family="paragraph" style:parent-style-name="Standard">
      <style:paragraph-properties fo:margin-left="-0.2957in" fo:margin-right="0in" fo:margin-top="0in" fo:margin-bottom="0in" loext:contextual-spacing="false" fo:text-align="justify" style:justify-single-word="false" fo:text-indent="0in" style:auto-text-indent="false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 fo:orphans="0" fo:widows="0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/>
      <style:text-properties fo:font-size="11.5pt" style:font-size-asian="11.5pt" style:font-size-complex="11.5pt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fo:font-size="11.5pt" style:font-size-asian="11.5pt" style:font-size-complex="11.5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20" style:family="paragraph" style:parent-style-name="Standard">
      <style:paragraph-properties fo:margin-top="0in" fo:margin-bottom="0in" loext:contextual-spacing="false" fo:line-height="115%" fo:orphans="0" fo:widows="0"/>
    </style:style>
    <style:style style:name="P21" style:family="paragraph" style:parent-style-name="Standard">
      <style:paragraph-properties fo:margin-top="0in" fo:margin-bottom="0in" loext:contextual-spacing="false" fo:orphans="0" fo:widows="0"/>
      <style:text-properties style:font-name="Times New Roman" style:font-name-asian="Times New Roman1" style:font-name-complex="Times New Roman1"/>
    </style:style>
    <style:style style:name="P22" style:family="paragraph" style:parent-style-name="Standard">
      <style:paragraph-properties fo:margin-top="0in" fo:margin-bottom="0in" loext:contextual-spacing="false" fo:orphans="0" fo:widows="0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 fo:orphans="0" fo:widows="0"/>
      <style:text-properties fo:color="#244061" style:font-name="Courier New" fo:font-size="9pt" style:font-name-asian="Courier New1" style:font-size-asian="9pt" style:font-name-complex="Courier New1" style:font-size-complex="9pt"/>
    </style:style>
    <style:style style:name="P24" style:family="paragraph" style:parent-style-name="Standard">
      <style:paragraph-properties fo:margin-left="1.4752in" fo:margin-right="0in" fo:margin-top="0in" fo:margin-bottom="0in" loext:contextual-spacing="false" fo:text-align="justify" style:justify-single-word="false" fo:text-indent="-1.7638in" style:auto-text-indent="false"/>
    </style:style>
    <style:style style:name="P25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0.4917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4972in" style:type="right"/>
        </style:tab-stops>
      </style:paragraph-properties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.5pt" fo:font-style="normal" style:text-underline-style="none" fo:font-weight="normal" style:font-name-asian="Courier New1" style:font-size-asian="11.5pt" style:font-style-asian="normal" style:font-weight-asian="normal" style:font-name-complex="Courier New1" style:font-size-complex="11.5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Courier New" fo:font-size="11.5pt" style:font-name-asian="Courier New1" style:font-size-asian="11.5pt" style:font-name-complex="Courier New1" style:font-size-complex="11.5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1" fo:keep-with-next="auto">
        <style:tab-stops>
          <style:tab-stop style:position="6.497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31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37in" style:type="right"/>
        </style:tab-stops>
      </style:paragraph-properties>
    </style:style>
    <style:style style:name="P32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1909in"/>
        </style:tab-stops>
      </style:paragraph-properties>
    </style:style>
    <style:style style:name="P33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3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34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1" fo:keep-with-next="auto">
        <style:tab-stops>
          <style:tab-stop style:position="6.6937in" style:type="right"/>
        </style:tab-stops>
      </style:paragraph-properties>
    </style:style>
    <style:style style:name="P35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1" fo:keep-with-next="auto">
        <style:tab-stops>
          <style:tab-stop style:position="6.693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a"/>
    </style:style>
    <style:style style:name="T4" style:family="text">
      <style:text-properties fo:color="#00000a" fo:font-size="8pt" style:font-size-asian="8pt" style:font-size-complex="8pt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1.5pt" fo:font-style="normal" style:text-underline-style="none" fo:font-weight="normal" style:font-name-asian="Courier New1" style:font-size-asian="11.5pt" style:font-style-asian="normal" style:font-weight-asian="normal" style:font-name-complex="Courier New1" style:font-size-complex="11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style:font-name="Courier New" fo:font-size="11.5pt" style:font-name-asian="Courier New1" style:font-size-asian="11.5pt" style:font-name-complex="Courier New1" style:font-size-complex="11.5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3" style:family="text">
      <style:text-properties fo:color="#244061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4" style:family="text">
      <style:text-properties fo:color="#244061" style:font-name="Courier New" fo:font-size="9pt" style:font-name-asian="Courier New1" style:font-size-asian="9pt" style:font-name-complex="Courier New1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text:bookmark text:name="_gjdgxs"/><text:span text:style-name="T1">Transferencia de datos</text:span></text:p>
      <text:p text:style-name="P1"/>
      <text:p text:style-name="P2"><text:span text:style-name="T2">Sintaxis<text:tab/><text:tab/><text:tab/>Tipo<text:tab/><text:tab/>Descripción</text:span></text:p>
      <text:p text:style-name="P2"><text:span text:style-name="T1">clear rt<text:tab/><text:tab/><text:tab/>P<text:tab/><text:tab/>rt = 0</text:span></text:p>
      <text:p text:style-name="P2"><text:span text:style-name="T1">la rt,direccion <text:tab/><text:tab/>P <text:tab/><text:tab/>rt = direccion</text:span></text:p>
      <text:p text:style-name="P2">lb rt,desp(rs) <text:tab/><text:tab/>I <text:tab/><text:tab/>rt = ext_signo(Mem[desp+rs]7..0,32)</text:p>
      <text:p text:style-name="P2">lbu rt,desp(rs) <text:tab/><text:tab/>I <text:tab/><text:tab/>rt = ext_ceros(Mem[desp+rs]7..0,32)</text:p>
      <text:p text:style-name="P2"><text:span text:style-name="T1">ld rt,direccion <text:tab/><text:tab/>P <text:tab/><text:tab/>rt = Mem[direccion]; rt+1 = Mem[direccion+4]</text:span></text:p>
      <text:p text:style-name="P2">lh rt,desp(rs) <text:tab/><text:tab/>I <text:tab/><text:tab/>rt = ext_signo(Mem[desp+rs]15..0,32)</text:p>
      <text:p text:style-name="P2">lhu rt,desp(rs) <text:tab/><text:tab/>I <text:tab/><text:tab/>rt = ext_ceros(Mem[desp+rs]15..0,32)</text:p>
      <text:p text:style-name="P2"><text:span text:style-name="T1">li rd,inm32 <text:tab/><text:tab/>P <text:tab/><text:tab/>rd = inm32</text:span></text:p>
      <text:p text:style-name="P2">lui rd,inm16 <text:tab/><text:tab/>I <text:tab/><text:tab/>rd31..16 = inm16; rd15..0 = 0</text:p>
      <text:p text:style-name="P2">lw rt,desp(rs) <text:tab/><text:tab/>I <text:tab/><text:tab/>rt = Mem[desp+rs]</text:p>
      <text:p text:style-name="P2">lwcZ rt,desp(rs) <text:tab/><text:tab/>I <text:tab/><text:tab/>coprocesadorZ(rt) = Mem[desp+rs]</text:p>
      <text:p text:style-name="P2">lwl rt,desp(rs) <text:tab/><text:tab/>I <text:tab/><text:tab/>rt31.16 = Mem[desp+rs]</text:p>
      <text:p text:style-name="P2">lwr rt,desp(rs) <text:tab/><text:tab/>I <text:tab/><text:tab/>rt15..0 = Mem[desp+rs]</text:p>
      <text:p text:style-name="P2">sb rt,desp(rs) <text:tab/><text:tab/>I <text:tab/><text:tab/>Mem[desp+rs] = rt7..0</text:p>
      <text:p text:style-name="P2"><text:span text:style-name="T1">sd rt,direccion <text:tab/><text:tab/>P <text:tab/><text:tab/>Mem[direccion] = rt; Mem[direccion+4] = r(t+1)</text:span></text:p>
      <text:p text:style-name="P2">sh rt,desp(rs) <text:tab/><text:tab/>I <text:tab/><text:tab/>Mem[desp+rs] = rt15..0</text:p>
      <text:p text:style-name="P2"><text:soft-page-break/>sw rt,desp(rs) <text:tab/><text:tab/>I <text:tab/><text:tab/>Mem[desp+rs] = rt</text:p>
      <text:p text:style-name="P2">swcZ rt,desp(rs) <text:tab/><text:tab/>I <text:tab/><text:tab/>Mem[desp+rs] = coprocesadorZ(rt)</text:p>
      <text:p text:style-name="P2">swl rt,desp(rs) <text:tab/><text:tab/>I <text:tab/><text:tab/>Mem[desp+rs] = rt31.16</text:p>
      <text:p text:style-name="P2">swr rt,desp(rs) <text:tab/><text:tab/>I <text:tab/><text:tab/>Mem[desp+rs] = rt15..0</text:p>
      <text:p text:style-name="P2"><text:span text:style-name="T1">ulh rt,direccion <text:tab/><text:tab/>P <text:tab/><text:tab/>rt = ext_signo(Mem[direccion]15..0,32)</text:span></text:p>
      <text:p text:style-name="P2"><text:span text:style-name="T1">ulhu rt,direccion <text:tab/>P <text:tab/><text:tab/>rt = ext_ceros(Mem[direccion]15..0,32)</text:span></text:p>
      <text:p text:style-name="P2"><text:span text:style-name="T1">ulw rt,direccion <text:tab/><text:tab/>P <text:tab/><text:tab/>rt = Mem[direccion]</text:span></text:p>
      <text:p text:style-name="P2"><text:span text:style-name="T1">ush rt,direccion <text:tab/><text:tab/>P <text:tab/><text:tab/>Mem[direccion] = rt15..0</text:span></text:p>
      <text:p text:style-name="P2"><text:span text:style-name="T1">usw rt,direccion <text:tab/>P <text:tab/><text:tab/>Mem[direccion] = rt</text:span></text:p>
      <text:p text:style-name="P1"/>
      <text:p text:style-name="P2">En todas las pseudoinstrucciones, direccion puede ser una etiqueta o desp(rs).</text:p>
      <text:p text:style-name="P2"/>
      <text:p text:style-name="P7">Las instrucciones se pueden convertir en pseudoinstrucciones poniendo como segundo operando una etiqueta.</text:p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1"><text:soft-page-break/></text:p>
      <text:p text:style-name="P1"/>
      <text:p text:style-name="P9"/>
      <text:p text:style-name="P2"><text:span text:style-name="T1">Transferencia entre registros</text:span></text:p>
      <text:p text:style-name="P1"/>
      <text:p text:style-name="P2"><text:span text:style-name="T2">Sintaxis<text:tab/><text:tab/><text:tab/>Tipo<text:tab/><text:tab/>Descripción</text:span></text:p>
      <text:p text:style-name="P2">mfcZ rt,rd <text:tab/><text:tab/><text:tab/>I <text:tab/><text:tab/>rd = rt; rd: registro UCP; rt: registro del coprocesador Z</text:p>
      <text:p text:style-name="P24"><text:span text:style-name="T1">mfc1.d rd,fs <text:tab/>P <text:tab/><text:tab/>rd = fs; r(d+1) = f(s+1); fs y f(s+1) registros de coma </text:span></text:p>
      <text:p text:style-name="P25"><text:span text:style-name="T1">flotante</text:span></text:p>
      <text:p text:style-name="P2">mfhi rd <text:tab/><text:tab/><text:tab/>I <text:tab/><text:tab/>rd = hi</text:p>
      <text:p text:style-name="P2">mflo rd <text:tab/><text:tab/><text:tab/>I <text:tab/><text:tab/>rd = lo</text:p>
      <text:p text:style-name="P2"><text:span text:style-name="T1">move rd,rs <text:tab/><text:tab/>P <text:tab/><text:tab/>rd = rs</text:span></text:p>
      <text:p text:style-name="P2">mtcZ rd,rt <text:tab/><text:tab/><text:tab/>I <text:tab/><text:tab/>rd = rt; rd: registro UCP; rt: registro del coprocesador Z</text:p>
      <text:p text:style-name="P2">mthi rd <text:tab/><text:tab/><text:tab/>I <text:tab/><text:tab/>hi = rd</text:p>
      <text:p text:style-name="P2">mtlo rd <text:tab/><text:tab/><text:tab/>I <text:tab/><text:tab/>lo = rd</text:p>
      <text:p text:style-name="P1"/>
      <text:p text:style-name="P2"><text:span text:style-name="T1">Aritmética para enteros</text:span></text:p>
      <text:p text:style-name="P1"/>
      <text:p text:style-name="P2"><text:span text:style-name="T2">Sintaxis<text:tab/><text:tab/><text:tab/>Tipo<text:tab/><text:tab/>Descripción</text:span></text:p>
      <text:p text:style-name="P1"/>
      <text:p text:style-name="P2"><text:span text:style-name="T1">abs rd,rs <text:tab/><text:tab/><text:tab/>P <text:tab/><text:tab/>rd = abs(rs)</text:span></text:p>
      <text:p text:style-name="P2"><text:soft-page-break/>add rd,rs,rt <text:tab/><text:tab/>I <text:tab/><text:tab/>rd = rs+rt</text:p>
      <text:p text:style-name="P2">addi rd,rs,inm16 <text:tab/><text:tab/>I <text:tab/><text:tab/>rd = rs+ext_signo(inm16,32)</text:p>
      <text:p text:style-name="P2">addu rd,rs,rt <text:tab/><text:tab/>I <text:tab/><text:tab/>rd = rs+rt</text:p>
      <text:p text:style-name="P2">addiu rd,rs,inm <text:tab/><text:tab/>I <text:tab/><text:tab/>rd = rs+ext_signo(inm16,32)</text:p>
      <text:p text:style-name="P2">div rs,rt <text:tab/><text:tab/><text:tab/>I <text:tab/><text:tab/>lo = rs/rt; hi = rem(rs/rt)</text:p>
      <text:p text:style-name="P2"><text:span text:style-name="T1">div rd,rs1,s2 <text:tab/><text:tab/>P <text:tab/><text:tab/>rd = lo = rs1/s2; hi = rem(rs1,s2)</text:span></text:p>
      <text:p text:style-name="P2">divu rs,rt <text:tab/><text:tab/><text:tab/>I <text:tab/><text:tab/>lo = rs/rt; hi = rem(rs/rt)</text:p>
      <text:p text:style-name="P2"><text:span text:style-name="T1">divu rd,rs1,s2 <text:tab/><text:tab/>P <text:tab/><text:tab/>rd = lo = rs1/s2; hi = rem(rs1,s2)</text:span></text:p>
      <text:p text:style-name="P2"><text:span text:style-name="T1">mul rd,rs1,s2 <text:tab/><text:tab/>P <text:tab/><text:tab/>hi-lo = rs1*s2; rd = lo</text:span></text:p>
      <text:p text:style-name="P2"><text:span text:style-name="T1">mulo rd,rs1,s2 <text:tab/><text:tab/>P <text:tab/><text:tab/>hi-lo = rs1*s2; rd = lo</text:span></text:p>
      <text:p text:style-name="P2"><text:span text:style-name="T1">mulou rd,rs1,s2 <text:tab/><text:tab/>P <text:tab/><text:tab/>hi-lo = rs1*s2; rd = lo</text:span></text:p>
      <text:p text:style-name="P2">mult rs,rt <text:tab/><text:tab/><text:tab/>I <text:tab/><text:tab/>hi-lo = rs*rt</text:p>
      <text:p text:style-name="P2">multu rs,rt <text:tab/><text:tab/>I <text:tab/><text:tab/>hi-lo = rs*rt</text:p>
      <text:p text:style-name="P2"><text:span text:style-name="T1">neg rd,rs <text:tab/><text:tab/><text:tab/>P <text:tab/><text:tab/>rd = -rs</text:span></text:p>
      <text:p text:style-name="P2"><text:span text:style-name="T1">negu rd,rs <text:tab/><text:tab/>P <text:tab/><text:tab/>rd = -rs</text:span></text:p>
      <text:p text:style-name="P2"><text:span text:style-name="T1">rem rd,rs,rt <text:tab/><text:tab/>P <text:tab/><text:tab/>lo = rs/rt; rd = hi = rem(rs,rt)</text:span></text:p>
      <text:p text:style-name="P2"><text:span text:style-name="T1">remu rd,rs,rt <text:tab/><text:tab/>P <text:tab/><text:tab/>lo = rs/rt; rd = hi = rem(rs,rt)</text:span></text:p>
      <text:p text:style-name="P2">sub rd,rs,rt <text:tab/><text:tab/>I <text:tab/><text:tab/>rd = rs-rt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text:span text:style-name="T1">Instrucciones lógicas</text:span></text:p>
      <text:p text:style-name="P1"/>
      <text:p text:style-name="P2"><text:span text:style-name="T2">Sintaxis<text:tab/><text:tab/><text:tab/>Tipo<text:tab/><text:tab/>Descripción</text:span></text:p>
      <text:p text:style-name="P1"/>
      <text:p text:style-name="P2">and rd,rs,rt <text:tab/><text:tab/>I <text:tab/><text:tab/>rd = rs AND rt</text:p>
      <text:p text:style-name="P2">andi rd,rs,inm16 <text:tab/><text:tab/>I <text:tab/><text:tab/>rd = rs AND ext_ceros(inm16,32)</text:p>
      <text:p text:style-name="P2">nor rd,rs,rt <text:tab/><text:tab/>I <text:tab/><text:tab/>rd = rs NOR rt</text:p>
      <text:p text:style-name="P2"><text:span text:style-name="T1">not rd,rs <text:tab/><text:tab/><text:tab/>P <text:tab/><text:tab/>rd = NOT rs</text:span></text:p>
      <text:p text:style-name="P2">or rd,rs,rt <text:tab/><text:tab/><text:tab/>I <text:tab/><text:tab/>rd = rs OR rt</text:p>
      <text:p text:style-name="P2">ori rd,rs,inm16 <text:tab/><text:tab/>I <text:tab/><text:tab/>rd = rs OR ext_ceros(inm16,32)</text:p>
      <text:p text:style-name="P2">xor rd,rs,rt <text:tab/><text:tab/>I <text:tab/><text:tab/>rd = rs XOR rt</text:p>
      <text:p text:style-name="P2">xori rd,rs,inm16 <text:tab/><text:tab/>I <text:tab/><text:tab/>rd = rs XOR ext_ceros(inm16,32)</text:p>
      <text:p text:style-name="P9"/>
      <text:p text:style-name="P2"><text:span text:style-name="T1">Instrucciones de activación condicional</text:span></text:p>
      <text:p text:style-name="P1"/>
      <text:p text:style-name="P2"><text:soft-page-break/><text:span text:style-name="T2">Sintaxis<text:tab/><text:tab/><text:tab/>Tipo<text:tab/><text:tab/>Descripción</text:span></text:p>
      <text:p text:style-name="P1"/>
      <text:p text:style-name="P2"><text:span text:style-name="T1">seq rd,rs1,s2 <text:tab/><text:tab/>P <text:tab/><text:tab/>Si rs1 = s2, rd = 1; si no, rd = 0</text:span></text:p>
      <text:p text:style-name="P2"><text:span text:style-name="T1">sge rd,rs1,s2 <text:tab/><text:tab/>P <text:tab/><text:tab/>Si rs1 &gt;= s2, rd = 1; si no, rd = 0</text:span></text:p>
      <text:p text:style-name="P2"><text:span text:style-name="T1">sgeu rd,rs1,s2 <text:tab/><text:tab/>P <text:tab/><text:tab/>Si rs1 &gt;= s2, rd = 1; si no, rd = 0</text:span></text:p>
      <text:p text:style-name="P2"><text:span text:style-name="T1">sgt rd,rs1,s2 <text:tab/><text:tab/>P <text:tab/><text:tab/>Si rs1 &gt; s2, rd = 1; si no, rd = 0</text:span></text:p>
      <text:p text:style-name="P2"><text:span text:style-name="T1">sgtu rd,rs1,s2 <text:tab/><text:tab/>P <text:tab/><text:tab/>Si rs1 &gt; s2, rd = 1; si no, rd = 0</text:span></text:p>
      <text:p text:style-name="P2"><text:span text:style-name="T1">sle rd,rs1,s2 <text:tab/><text:tab/>P <text:tab/><text:tab/>Si rs1 &lt;= s2, rd = 1; si no, rd = 0</text:span></text:p>
      <text:p text:style-name="P2"><text:span text:style-name="T1">sleu rd,rs1,s2 <text:tab/><text:tab/>P <text:tab/><text:tab/>Si rs1 &lt;= s2, rd = 1; si no, rd = 0</text:span></text:p>
      <text:p text:style-name="P2">slt rd,rs,rt <text:tab/><text:tab/><text:tab/>I <text:tab/><text:tab/>Si rs &lt; rt, rd = 1; si no, rd = 0</text:p>
      <text:p text:style-name="P2">slti rd,rs,inm16 <text:tab/><text:tab/>I <text:tab/><text:tab/>Si rs &lt; ext_signo(inm16,32), rd = 1; si no, rd = 0</text:p>
      <text:p text:style-name="P2">sltu rd,rs,rt <text:tab/><text:tab/>I <text:tab/><text:tab/>Si rs &lt; rt, rd = 1; si no, rd = 0</text:p>
      <text:p text:style-name="P2">sltiu rd,rs,inm16 <text:tab/><text:tab/>I <text:tab/><text:tab/>Si rs &lt; ext_signo(inm16,32), rd = 1; si no, rd = 0</text:p>
      <text:p text:style-name="P2"><text:span text:style-name="T1">sne rd,rs1,s2 <text:tab/><text:tab/>P <text:tab/><text:tab/>Si rs1 = s2, rd = 1; si no, rd = 0</text:span></text:p>
      <text:p text:style-name="P1"/>
      <text:p text:style-name="P2">En pseudoinstrucciones, s2 puede ser un registro o un dato inmediato de 16 bits con</text:p>
      <text:p text:style-name="P2">extensión de signo.</text:p>
      <text:p text:style-name="P1"/>
      <text:p text:style-name="P2"><text:span text:style-name="T1">Instrucciones de rotación y desplazamiento</text:span></text:p>
      <text:p text:style-name="P1"/>
      <text:p text:style-name="P2"><text:span text:style-name="T2">Sintaxis<text:tab/><text:tab/><text:tab/>Tipo<text:tab/><text:tab/>Descripción</text:span></text:p>
      <text:p text:style-name="P1"><text:soft-page-break/></text:p>
      <text:p text:style-name="P2"><text:span text:style-name="T1">rol rd,rt,s2 <text:tab/><text:tab/>P <text:tab/><text:tab/>rd = rotacion(rt,s2,izquierda)</text:span></text:p>
      <text:p text:style-name="P2"><text:span text:style-name="T1">ror rd,rt,s2 <text:tab/><text:tab/>P <text:tab/><text:tab/>rd = rotacion(rt,s2,derecha)</text:span></text:p>
      <text:p text:style-name="P2">sll rd,rt,shamt5 <text:tab/><text:tab/>I <text:tab/><text:tab/>rd = desp_log(rt,shamt5,izquierda)</text:p>
      <text:p text:style-name="P2">sllv rd,rt,rs <text:tab/><text:tab/>I <text:tab/><text:tab/>rd = desp_log(rt,rs4..0,izquierda)</text:p>
      <text:p text:style-name="P2">sra rd,rt,shamt5 <text:tab/><text:tab/>I <text:tab/><text:tab/>rd = desp_arit(rt,shamt5,derecha)</text:p>
      <text:p text:style-name="P2">srav rd,rt,rs <text:tab/><text:tab/>I <text:tab/><text:tab/>rd = desp_arit(rt,rs4..0,derecha)</text:p>
      <text:p text:style-name="P2">srl rd,rt,shamt5 <text:tab/><text:tab/>I <text:tab/><text:tab/>rd = desp_log(rt,shamt5,derecha)</text:p>
      <text:p text:style-name="P2">srlv rd,rt,rs <text:tab/><text:tab/>I <text:tab/><text:tab/>rd = desp_log(rt,rs4..0,derecha)</text:p>
      <text:p text:style-name="P2"><text:span text:style-name="T1">Instrucciones de control de programa</text:span></text:p>
      <text:p text:style-name="P1"/>
      <text:p text:style-name="P2"><text:span text:style-name="T2">Sintaxis<text:tab/><text:tab/><text:tab/>Tipo<text:tab/><text:tab/>Descripción</text:span></text:p>
      <text:p text:style-name="P1"/>
      <text:p text:style-name="P2"><text:span text:style-name="T1">b etiqueta <text:tab/><text:tab/>P <text:tab/><text:tab/>Ramificar a etiqueta</text:span></text:p>
      <text:p text:style-name="P2">bcZf etiqueta <text:tab/><text:tab/>I <text:tab/><text:tab/>Si flag(coprocesadorZ) = 0, ramificar a etiqueta</text:p>
      <text:p text:style-name="P2">bcZt etiqueta <text:tab/><text:tab/>I <text:tab/><text:tab/>Si flag(coprocesadorZ) = 1, ramificar a etiqueta</text:p>
      <text:p text:style-name="P2">beq rs,rt,etiqueta <text:tab/><text:tab/>I <text:tab/><text:tab/>Si rs = rt, ramificar a etiqueta</text:p>
      <text:p text:style-name="P2"><text:span text:style-name="T1">beqz rd,etiqueta <text:tab/>P <text:tab/><text:tab/>Si rd = 0, ramificar a etiqueta</text:span></text:p>
      <text:p text:style-name="P2"><text:span text:style-name="T1">bge rs1,s2,etiqueta <text:tab/>P <text:tab/><text:tab/>Si rs1 &gt;= s2, ramificar a etiqueta</text:span></text:p>
      <text:p text:style-name="P2"><text:span text:style-name="T1">bgeu rs1,s2,etiqueta <text:tab/>P <text:tab/><text:tab/>Si rs1 &gt;= s2, ramificar a etiqueta</text:span></text:p>
      <text:p text:style-name="P2">bgez rs,etiqueta <text:tab/><text:tab/>I <text:tab/><text:tab/>Si rd &gt;= 0, ramificar a etiqueta</text:p>
      <text:p text:style-name="P2"><text:soft-page-break/>bgezal rs,etiqueta <text:tab/>I <text:tab/><text:tab/>Si rd &gt;= 0, ramificar a etiqueta y enlazar ($ra = PC)</text:p>
      <text:p text:style-name="P2"><text:span text:style-name="T1">bgt rs1,s2,etiqueta <text:tab/>P <text:tab/><text:tab/>Si rs1 &gt;= s2, ramificar a etiqueta</text:span></text:p>
      <text:p text:style-name="P2"><text:span text:style-name="T1">bgtu rs1,s2,etiqueta <text:tab/>P <text:tab/><text:tab/>Si rs1 &gt;= s2, ramificar a etiqueta</text:span></text:p>
      <text:p text:style-name="P2">bgtz rs,etiqueta <text:tab/><text:tab/>I <text:tab/><text:tab/>Si rd &gt; 0, ramificar a etiqueta</text:p>
      <text:p text:style-name="P2"><text:span text:style-name="T1">ble rs1,s2,etiqueta <text:tab/>P <text:tab/><text:tab/>Si rs1 &lt;= s2, ramificar a etiqueta</text:span></text:p>
      <text:p text:style-name="P2"><text:span text:style-name="T1">bleu rs1,s2,etiqueta <text:tab/>P <text:tab/><text:tab/>Si rs1 &lt;= s2, ramificar a etiqueta</text:span></text:p>
      <text:p text:style-name="P2">blez rs,etiqueta <text:tab/><text:tab/>I <text:tab/><text:tab/>Si rd &lt;= 0, ramificar a etiqueta</text:p>
      <text:p text:style-name="P2"><text:span text:style-name="T1">blt rs1,s2,etiqueta <text:tab/>P <text:tab/><text:tab/>Si rs1 &lt; s2, ramificar a etiqueta</text:span></text:p>
      <text:p text:style-name="P2"><text:span text:style-name="T1">bltu rs1,s2,etiqueta <text:tab/>P <text:tab/><text:tab/>Si rs1 &lt; s2, ramificar a etiqueta</text:span></text:p>
      <text:p text:style-name="P2">bltz rs,etiqueta <text:tab/><text:tab/>I <text:tab/><text:tab/>Si rd &lt; 0, ramificar a etiqueta</text:p>
      <text:p text:style-name="P2">bltzal rs,etiqueta <text:tab/><text:tab/>I <text:tab/><text:tab/>Si rd &lt; 0, ramificar a etiqueta y enlazar ($ra = PC)</text:p>
      <text:p text:style-name="P2">bne rs,rt,etiqueta <text:tab/><text:tab/>I <text:tab/><text:tab/>Si rs &lt;&gt; rt, ramificar a etiqueta</text:p>
      <text:p text:style-name="P2"><text:span text:style-name="T1">bnez rd,etiqueta <text:tab/>P <text:tab/><text:tab/>Si rd &lt;&gt; 0, ramificar a etiqueta</text:span></text:p>
      <text:p text:style-name="P2">j objetivo <text:tab/><text:tab/><text:tab/>I <text:tab/><text:tab/>PC = PC31..28 || (objetivo &lt;&lt; 2)</text:p>
      <text:p text:style-name="P2">jal objetivo <text:tab/><text:tab/>I <text:tab/><text:tab/>ra = PC; PC = PC31..28 || (objetivo &lt;&lt; 2)</text:p>
      <text:p text:style-name="P2">jalr rs,rd <text:tab/><text:tab/><text:tab/>I <text:tab/><text:tab/>rd = PC; PC = rs</text:p>
      <text:p text:style-name="P2">jr rs <text:tab/><text:tab/><text:tab/>I <text:tab/><text:tab/>PC = rs</text:p>
      <text:p text:style-name="P1"/>
      <text:p text:style-name="P1"/>
      <text:p text:style-name="P2"><text:span text:style-name="T1">Misceláneas</text:span></text:p>
      <text:p text:style-name="P1"/>
      <text:p text:style-name="P2"><text:soft-page-break/><text:span text:style-name="T2">Sintaxis<text:tab/><text:tab/><text:tab/>Tipo<text:tab/><text:tab/>Descripción</text:span></text:p>
      <text:p text:style-name="P1"/>
      <text:p text:style-name="P2">rfe <text:tab/><text:tab/><text:tab/><text:tab/>I <text:tab/><text:tab/>Restaurar desde excepción (Restaura el registro </text:p>
      <text:p text:style-name="P25">Status)</text:p>
      <text:p text:style-name="P2">syscall <text:tab/><text:tab/><text:tab/>I <text:tab/><text:tab/>Llamada a un servicio del sistema ($v0: número del </text:p>
      <text:p text:style-name="P25">servicio)</text:p>
      <text:p text:style-name="P2">break codigo20 <text:tab/><text:tab/>I <text:tab/><text:tab/>Provoca una excepción (código 1 reservado para el </text:p>
      <text:p text:style-name="P25">depurador)</text:p>
      <text:p text:style-name="P2">nop <text:tab/><text:tab/><text:tab/>I <text:tab/><text:tab/>No operación</text:p>
      <text:p text:style-name="P2"/>
      <text:p text:style-name="P1"/>
      <text:p text:style-name="P2"><text:span text:style-name="T1">1.- </text:span>Para cada pseudoinstrucción de la siguiente tabla, escriba una secuencia mínima de instrucciones MIPS que realicen la misma tarea (BIG es un número que requiere ser representado con 32 bits y SMALL un número que puede representarse con 16 bits).</text:p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2"/>
        <text:soft-page-break/>
        <table:table-row table:style-name="Table1.1">
          <table:table-cell table:style-name="Table1.A1" office:value-type="string">
            <text:p text:style-name="P10"/>
            <text:p text:style-name="P11"><text:span text:style-name="T1">Pseudoinstrucción</text:span></text:p>
            <text:p text:style-name="P10"/>
          </table:table-cell>
          <table:table-cell table:style-name="Table1.A1" office:value-type="string">
            <text:p text:style-name="P10"/>
            <text:p text:style-name="P11"><text:span text:style-name="T1">Tarea</text:span></text:p>
          </table:table-cell>
          <table:table-cell table:style-name="Table1.A1" office:value-type="string">
            <text:p text:style-name="P10"/>
            <text:p text:style-name="P11"><text:span text:style-name="T1">Solución</text:span></text:p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move $t1, $t2</text:span></text:p>
          </table:table-cell>
          <table:table-cell table:style-name="Table1.A1" office:value-type="string">
            <text:p text:style-name="P9"/>
            <text:p text:style-name="P12"><text:span text:style-name="T1">$t1 = $t2</text:span></text:p>
            <text:p text:style-name="P9"/>
          </table:table-cell>
          <table:table-cell table:style-name="Table1.A1" office:value-type="string">
            <text:p text:style-name="P26"><text:tab/> <text:tab/> <text:tab/></text:p>
            <text:p text:style-name="P17"><text:span text:style-name="T3">add $t1, $t1, $t2</text:span></text:p>
            <text:p text:style-name="P17"><text:span text:style-name="T4">(suponemos que $t1 está inicializado a 0)</text:span></text:p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clear $t0</text:span></text:p>
          </table:table-cell>
          <table:table-cell table:style-name="Table1.A1" office:value-type="string">
            <text:p text:style-name="P9"/>
            <text:p text:style-name="P12"><text:span text:style-name="T1">$t0 = 0</text:span></text:p>
            <text:p text:style-name="P9"/>
          </table:table-cell>
          <table:table-cell table:style-name="Table1.A1" office:value-type="string">
            <text:p text:style-name="P26"><text:tab/> <text:tab/> <text:tab/></text:p>
            <text:p text:style-name="P17"><text:span text:style-name="T3">sub $t0, $t0, $t0</text:span></text:p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beq $t1, SMALL, L</text:span></text:p>
          </table:table-cell>
          <table:table-cell table:style-name="Table1.A1" office:value-type="string">
            <text:p text:style-name="P9"/>
            <text:p text:style-name="P12"><text:span text:style-name="T1">if ($t1 == SMALL) ir a L</text:span></text:p>
            <text:p text:style-name="P9"/>
          </table:table-cell>
          <table:table-cell table:style-name="Table1.A1" office:value-type="string">
            <text:p text:style-name="P12"><text:span text:style-name="T5"><text:s/><text:tab/> <text:tab/> <text:tab/></text:span></text:p>
            <text:p text:style-name="P12"><text:span text:style-name="T5">sub $t1, $t1, SMALL</text:span></text:p>
            <text:p text:style-name="P14"><text:span text:style-name="T5">bcZt L #</text:span>Si flag(coprocesadorZ) = 1, ramificar a etiqueta</text:p>
            <text:p text:style-name="P15"/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beq $t2, BIG, L</text:span></text:p>
          </table:table-cell>
          <table:table-cell table:style-name="Table1.A1" office:value-type="string">
            <text:p text:style-name="P9"/>
            <text:p text:style-name="P12"><text:span text:style-name="T1">if ($t2 == BIG) ir a L</text:span></text:p>
            <text:p text:style-name="P9"/>
          </table:table-cell>
          <table:table-cell table:style-name="Table1.A1" office:value-type="string">
            <text:p text:style-name="P28"/>
            <text:p text:style-name="P26"><text:span text:style-name="T6"><text:s/></text:span><text:span text:style-name="T9"><text:tab/> <text:tab/> <text:tab/></text:span></text:p>
            <text:p text:style-name="P26"><text:span text:style-name="T5">sub $t2, $t2, BIG</text:span></text:p>
            <text:p text:style-name="P18"><text:span text:style-name="T5">bcZt L</text:span></text:p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li $t1, SMALL </text:span></text:p>
          </table:table-cell>
          <table:table-cell table:style-name="Table1.A1" office:value-type="string">
            <text:p text:style-name="P9"/>
            <text:p text:style-name="P12"><text:span text:style-name="T1">$t1 = SMALL</text:span></text:p>
            <text:p text:style-name="P9"/>
          </table:table-cell>
          <table:table-cell table:style-name="Table1.A1" office:value-type="string">
            <text:p text:style-name="P26"><text:tab/> <text:tab/> <text:tab/></text:p>
            <text:p text:style-name="P19"/>
            <text:p text:style-name="P17"><text:span text:style-name="T3">add $t1, $t1, SMALL</text:span></text:p>
            <text:p text:style-name="P17"><text:span text:style-name="T4">(Suponemos que $t1 está inicializada a 0)</text:span></text:p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li $t2, BIG</text:span></text:p>
          </table:table-cell>
          <table:table-cell table:style-name="Table1.A1" office:value-type="string">
            <text:p text:style-name="P9"/>
            <text:p text:style-name="P12"><text:span text:style-name="T1">$t2 = BIG</text:span></text:p>
            <text:p text:style-name="P9"/>
          </table:table-cell>
          <table:table-cell table:style-name="Table1.A1" office:value-type="string">
            <text:p text:style-name="P12"><text:s/><text:tab/> <text:tab/> <text:tab/></text:p>
            <text:p text:style-name="P12">add $t2, $t2, BIG</text:p>
            <text:p text:style-name="P11"><text:span text:style-name="T10">(Suponemos que $t2 está inicializada a 0)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ble $t3, $t5, L</text:span></text:p>
            <text:p text:style-name="P12"><text:span text:style-name="T1">#Salto menor o igual</text:span></text:p>
            <text:p text:style-name="P9"/>
          </table:table-cell>
          <table:table-cell table:style-name="Table1.A1" office:value-type="string">
            <text:p text:style-name="P9"/>
            <text:p text:style-name="P12"><text:span text:style-name="T1">if ($t3 &lt;= $t5) ir a L</text:span></text:p>
            <text:p text:style-name="P9"/>
          </table:table-cell>
          <table:table-cell table:style-name="Table1.A1" office:value-type="string">
            <text:p text:style-name="P12"><text:s/><text:tab/> <text:tab/> <text:tab/></text:p>
            <text:p text:style-name="P12">sub $t5, $t5, $t3</text:p>
            <text:p text:style-name="P14">bgez $t5, L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bgt $t4, $t5, L</text:span></text:p>
            <text:p text:style-name="P12"><text:span text:style-name="T1">#Salto a mayor</text:span></text:p>
          </table:table-cell>
          <table:table-cell table:style-name="Table1.A1" office:value-type="string">
            <text:p text:style-name="P9"/>
            <text:p text:style-name="P12"><text:span text:style-name="T1">if ($t4 &gt; $t5) ir a L</text:span></text:p>
            <text:p text:style-name="P9"/>
          </table:table-cell>
          <table:table-cell table:style-name="Table1.A1" office:value-type="string">
            <text:p text:style-name="P12"><text:s/><text:tab/> <text:tab/> <text:tab/></text:p>
            <text:p text:style-name="P12">sub $t4, $t4, $t5</text:p>
            <text:p text:style-name="P11">bgtz $t4, L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bge $t5, $t3, L</text:span></text:p>
            <text:p text:style-name="P12"><text:span text:style-name="T1">#Salto mayor o igual</text:span></text:p>
            <text:p text:style-name="P9"/>
          </table:table-cell>
          <table:table-cell table:style-name="Table1.A1" office:value-type="string">
            <text:p text:style-name="P9"/>
            <text:p text:style-name="P12"><text:span text:style-name="T1">if ($t5 &gt;= $t3) ir a L</text:span></text:p>
            <text:p text:style-name="P9"/>
          </table:table-cell>
          <table:table-cell table:style-name="Table1.A1" office:value-type="string">
            <text:p text:style-name="P12"><text:s/><text:tab/> <text:tab/> <text:tab/></text:p>
            <text:p text:style-name="P12">sub $t5, $t5, $t3</text:p>
            <text:p text:style-name="P11">bgez $t5, L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addi $t0, $t2, BIG</text:span></text:p>
          </table:table-cell>
          <table:table-cell table:style-name="Table1.A1" office:value-type="string">
            <text:p text:style-name="P9"/>
            <text:p text:style-name="P12"><text:span text:style-name="T1">$t0 = $t2 + BIG</text:span></text:p>
            <text:p text:style-name="P9"/>
          </table:table-cell>
          <table:table-cell table:style-name="Table1.A1" office:value-type="string">
            <text:p text:style-name="P12"><text:s/><text:tab/> <text:tab/> <text:tab/></text:p>
            <text:p text:style-name="P12">add $t0, $t2, BIG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2"><text:span text:style-name="T1">lw $t5, BIG($t2)</text:span></text:p>
          </table:table-cell>
          <table:table-cell table:style-name="Table1.A1" office:value-type="string">
            <text:p text:style-name="P9"/>
            <text:p text:style-name="P12"><text:span text:style-name="T1">$t5 = MEM[$t2 + BIG]</text:span></text:p>
            <text:p text:style-name="P9"/>
          </table:table-cell>
          <table:table-cell table:style-name="Table1.A1" office:value-type="string">
            <text:p text:style-name="P12"><text:s/><text:tab/> <text:tab/> <text:tab/></text:p>
            <text:p text:style-name="P12">add $t2, $t2, BIG</text:p>
            <text:p text:style-name="P14">lw $t5, $t2</text:p>
            <text:p text:style-name="P12"/>
          </table:table-cell>
        </table:table-row>
      </table:table>
      <text:p text:style-name="P1"><text:soft-page-break/></text:p>
      <text:p text:style-name="P8"/>
      <text:p text:style-name="P1"/>
      <text:section text:style-name="Sect1" text:name="TextSection">
        <text:p text:style-name="P6"/>
        <text:p text:style-name="P2"><text:span text:style-name="T1">2.- </text:span>Escriba una única sentencia de C que implemente el siguiente código MIPS. Asuma que $1 almacena A, $2 almacena B y $3 almacena C.</text:p>
        <text:p text:style-name="P2"/>
        <text:p text:style-name="P20"><text:span text:style-name="T11"><text:tab/><text:tab/>beq $1, $0, False</text:span></text:p>
        <text:p text:style-name="P20"><text:span text:style-name="T11"><text:tab/><text:tab/>beq $2, $0, False</text:span></text:p>
        <text:p text:style-name="P20"><text:span text:style-name="T11"><text:tab/><text:tab/>addi $3, $0, 1</text:span></text:p>
        <text:p text:style-name="P20"><text:span text:style-name="T11"><text:tab/><text:tab/>j Continue</text:span></text:p>
        <text:p text:style-name="P20"><text:span text:style-name="T11"><text:tab/>False: <text:s/>addi $3, $0, 0</text:span></text:p>
        <text:p text:style-name="P20"><text:span text:style-name="T11"><text:s text:c="6"/>Continue: …</text:span></text:p>
        <text:p text:style-name="P3"/>
        <text:p text:style-name="P2"><text:span text:style-name="T1">Solución:</text:span></text:p>
        <text:p text:style-name="P1"/>
        <text:p text:style-name="P2"><text:span text:style-name="T1"><text:tab/> <text:tab/> <text:tab/></text:span></text:p>
        <text:p text:style-name="P2"><text:span text:style-name="T1">beq $1, $0, Continue</text:span></text:p>
        <text:p text:style-name="P2"><text:span text:style-name="T1">beq $2, $0, Continue</text:span></text:p>
        <text:p text:style-name="P2"><text:span text:style-name="T1">addi $3, $0, 1</text:span></text:p>
        <text:p text:style-name="P2"><text:span text:style-name="T1">Continue: <text:tab/>…</text:span></text:p>
        <text:p text:style-name="P1"/>
        <text:p text:style-name="P1"/>
        <text:p text:style-name="P1"/>
        <text:p text:style-name="P1"/>
        <text:p text:style-name="P2"><text:soft-page-break/><text:span text:style-name="T1">3.- </text:span>Escriba un programa en ensamblador MIPS que implemente la siguiente sentencia C. Almacene A en $1, B en $2, C en $3 y D en $4.</text:p>
        <text:p text:style-name="P12"/>
        <text:p text:style-name="P12"/>
        <text:p text:style-name="P12"><text:span text:style-name="T12">D = C || (A &amp;&amp; B);</text:span></text:p>
        <text:p text:style-name="P1"/>
        <text:p text:style-name="P2"><text:span text:style-name="T1">Solución:</text:span></text:p>
        <text:p text:style-name="P2"><text:span text:style-name="T1"><text:tab/> <text:tab/> <text:tab/></text:span></text:p>
        <text:p text:style-name="P2"><text:span text:style-name="T13">.data</text:span></text:p>
        <text:p text:style-name="P2"><text:span text:style-name="T13">A:<text:tab/>.word 5</text:span></text:p>
        <text:p text:style-name="P2"><text:span text:style-name="T13">B:<text:tab/>.word 3</text:span></text:p>
        <text:p text:style-name="P2"><text:span text:style-name="T13">C:<text:tab/>.word 4</text:span></text:p>
        <text:p text:style-name="P2"><text:span text:style-name="T13">D:<text:tab/>.word 7</text:span></text:p>
        <text:p text:style-name="P4"/>
        <text:p text:style-name="P2"><text:span text:style-name="T13">#--------------------------------------</text:span></text:p>
        <text:p text:style-name="P2"><text:span text:style-name="T13"><text:tab/>.text</text:span></text:p>
        <text:p text:style-name="P2"><text:span text:style-name="T13"><text:tab/>.globl main</text:span></text:p>
        <text:p text:style-name="P2"><text:span text:style-name="T13">main:</text:span></text:p>
        <text:p text:style-name="P2"><text:span text:style-name="T13"><text:tab/>lw $s1, A</text:span></text:p>
        <text:p text:style-name="P2"><text:span text:style-name="T13"><text:tab/>lw $s2, B</text:span></text:p>
        <text:p text:style-name="P2"><text:span text:style-name="T13"><text:tab/>lw $s3, C</text:span></text:p>
        <text:p text:style-name="P2"><text:span text:style-name="T13"><text:tab/>lw $s4, D</text:span></text:p>
        <text:p text:style-name="P4"><text:soft-page-break/></text:p>
        <text:p text:style-name="P2"><text:span text:style-name="T13"><text:tab/>sub $s4, $s4, $s4 <text:tab/>#Inicializo $s4 a 0</text:span></text:p>
        <text:p text:style-name="P2"><text:span text:style-name="T13"><text:tab/></text:span></text:p>
        <text:p text:style-name="P2"><text:span text:style-name="T13"><text:tab/>and $s1, $s1, $s2</text:span></text:p>
        <text:p text:style-name="P2"><text:span text:style-name="T13"><text:tab/>or $s3, $s3, $s2</text:span></text:p>
        <text:p text:style-name="P2"><text:span text:style-name="T13"><text:tab/>add $s4, $s4, $s4</text:span></text:p>
        <text:p text:style-name="P2"><text:span text:style-name="T13"><text:tab/></text:span></text:p>
        <text:p text:style-name="P2"><text:span text:style-name="T13"><text:tab/>li $v0, 10<text:tab/><text:tab/>#Finalizar el programa</text:span></text:p>
        <text:p text:style-name="P2"><text:span text:style-name="T13"><text:tab/>syscall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2"><text:span text:style-name="T1">4.- </text:span>Escriba un programa en ensamblador MIPS que implemente la siguiente sentencia C. Almacene A en $1, B en $2, C en $3 y D en $4.</text:p>
        <text:p text:style-name="P2"/>
        <text:p text:style-name="P21"/>
        <text:p text:style-name="P22"><text:span text:style-name="T11">D = C || (!A &amp;&amp; B);</text:span></text:p>
        <text:p text:style-name="P21"/>
        <text:p text:style-name="P2"><text:span text:style-name="T1">Solución:</text:span></text:p>
        <text:p text:style-name="P21"><text:soft-page-break/></text:p>
        <text:p text:style-name="P22"><text:span text:style-name="T11"><text:tab/> <text:tab/> <text:tab/></text:span></text:p>
        <text:p text:style-name="P13"><text:span text:style-name="T14">.data</text:span></text:p>
        <text:p text:style-name="P13"><text:span text:style-name="T14">A:<text:tab/>.word 5</text:span></text:p>
        <text:p text:style-name="P13"><text:span text:style-name="T14">B:<text:tab/>.word 3</text:span></text:p>
        <text:p text:style-name="P13"><text:span text:style-name="T14">C:<text:tab/>.word 4</text:span></text:p>
        <text:p text:style-name="P13"><text:span text:style-name="T14">D:<text:tab/>.word 7</text:span></text:p>
        <text:p text:style-name="P23"/>
        <text:p text:style-name="P13"><text:span text:style-name="T14">#--------------------------------------</text:span></text:p>
        <text:p text:style-name="P13"><text:span text:style-name="T14"><text:tab/>.text</text:span></text:p>
        <text:p text:style-name="P13"><text:span text:style-name="T14"><text:tab/>.globl main</text:span></text:p>
        <text:p text:style-name="P13"><text:span text:style-name="T14">main:</text:span></text:p>
        <text:p text:style-name="P13"><text:span text:style-name="T14"><text:tab/>lw $s1, A</text:span></text:p>
        <text:p text:style-name="P13"><text:span text:style-name="T14"><text:tab/>lw $s2, B</text:span></text:p>
        <text:p text:style-name="P13"><text:span text:style-name="T14"><text:tab/>lw $s3, C</text:span></text:p>
        <text:p text:style-name="P13"><text:span text:style-name="T14"><text:tab/>lw $s4, D</text:span></text:p>
        <text:p text:style-name="P23"/>
        <text:p text:style-name="P13"><text:span text:style-name="T14"><text:tab/>sub $s4, $s4, $s4 <text:tab/>#Inicializo $s4 a 0</text:span></text:p>
        <text:p text:style-name="P13"><text:span text:style-name="T14"><text:tab/></text:span></text:p>
        <text:p text:style-name="P13"><text:span text:style-name="T14"><text:tab/>not $s1, $s1</text:span></text:p>
        <text:p text:style-name="P13"><text:span text:style-name="T14"><text:tab/>and $s1, $s1, $s2</text:span></text:p>
        <text:p text:style-name="P13"><text:soft-page-break/><text:span text:style-name="T14"><text:tab/>or $s3, $s3, $s1</text:span></text:p>
        <text:p text:style-name="P13"><text:span text:style-name="T14"><text:tab/>add $s4, $s4, $s4</text:span></text:p>
        <text:p text:style-name="P13"><text:span text:style-name="T14"><text:tab/></text:span></text:p>
        <text:p text:style-name="P13"><text:span text:style-name="T14"><text:tab/>li $v0, 10<text:tab/><text:tab/><text:tab/>#Finalizar el programa</text:span></text:p>
        <text:p text:style-name="P13"><text:span text:style-name="T14"><text:tab/>syscall</text:span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2"><text:span text:style-name="T11">Debe entregar un fichero con extensión .s o .asm con la solución de cada ejercicio (3 y 4). Debe además adjuntar el código en este fichero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language="es" fo:country="ES" fo:font-style="normal" style:text-underline-style="none" fo:font-weight="normal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mbria" fo:font-size="12pt" fo:language="es" fo:country="ES" fo:font-style="normal" style:text-underline-style="none" fo:font-weight="normal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37in" style:type="right"/>
        </style:tab-stops>
      </style:paragraph-properties>
    </style:style>
    <style:style style:name="MP2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1909in"/>
        </style:tab-stops>
      </style:paragraph-properties>
    </style:style>
    <style:style style:name="MP3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1" fo:keep-with-next="auto">
        <style:tab-stops>
          <style:tab-stop style:position="6.6937in" style:type="right"/>
        </style:tab-stops>
      </style:paragraph-properties>
    </style:style>
    <style:style style:name="MP4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1" fo:keep-with-next="auto">
        <style:tab-stops>
          <style:tab-stop style:position="6.693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5" style:family="paragraph" style:parent-style-name="Standard">
      <style:paragraph-properties fo:margin-left="0.984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693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1" fo:keep-with-next="auto">
        <style:tab-stops>
          <style:tab-stop style:position="6.497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497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937in" fo:margin-bottom="0.4917in" fo:margin-left="1.1811in" fo:margin-right="0.389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ácticas AOC.- Sesión 0 Actividad.- Repaso instrucciones salto condicional y comparación (1 hora)</text:span><draw:frame draw:style-name="Mfr1" draw:name="image2.png" text:anchor-type="char" svg:x="-1in" svg:y="-0.2846in" svg:width="1.7646in" svg:height="1.3236in" draw:z-index="15"><draw:image xlink:href="Pictures/1000020100000482000003626DD34BBE22455E42.png" xlink:type="simple" xlink:show="embed" xlink:actuate="onLoad"/></draw:frame></text:p>
        <text:p text:style-name="MP2"><text:span text:style-name="MT1"><text:tab/></text:span></text:p>
        <text:p text:style-name="MP3"><text:span text:style-name="MT1">Nombre y apellidos: Ricardo Meza Díaz</text:span></text:p>
        <text:p text:style-name="MP4"/>
        <text:p text:style-name="MP5"/>
      </style:header>
      <style:footer>
        <text:p text:style-name="MP6"/>
        <text:p text:style-name="MP7"><text:span text:style-name="MT1">Prácticas AOC.- Sesión 0 Actividad.- Repaso instrucciones salto condicional y comparación </text:span><text:span text:style-name="MT2"><text:s text:c="13"/></text:span><text:span text:style-name="MT2"><text:page-number text:select-page="current">16</text:page-number></text:span><text:span text:style-name="MT2"> / </text:span><text:span text:style-name="MT2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6" meta:paragraph-count="262" meta:word-count="1603" meta:character-count="8893" meta:non-whitespace-character-count="6919"/>
    <meta:generator>LibreOfficeDev/5.1.0.3$Linux_X86_64 LibreOffice_project/</meta:generator>
  </office:meta>
</office:document-meta>
</file>